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B5FE325D1D3A04F4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RONE DESIGN OBJECTIV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MR. and MRS. TERREL-PEREZ</text:p>
            <text:p>12 DEC. 202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BJECTIVES</text:p>
          </draw:text-box>
        </draw:frame>
        <draw:frame presentation:style-name="pr4" draw:layer="layout" svg:width="25.2cm" svg:height="11.164cm" svg:x="1.216cm" svg:y="3.822cm" presentation:class="outline" presentation:user-transformed="true">
          <draw:text-box>
            <text:list text:style-name="L2">
              <text:list-item>
                <text:p>Physical constraints:</text:p>
                <text:list>
                  <text:list-item>
                    <text:p>None (transport inside car)</text:p>
                  </text:list-item>
                  <text:list-item>
                    <text:p>Quadcopter</text:p>
                  </text:list-item>
                </text:list>
              </text:list-item>
              <text:list-item>
                <text:p>Capablities:</text:p>
                <text:list>
                  <text:list-item>
                    <text:p>Speed → no constraints</text:p>
                  </text:list-item>
                  <text:list-item>
                    <text:p>Height → 2m minimum</text:p>
                  </text:list-item>
                  <text:list-item>
                    <text:p>Sound → no constraints</text:p>
                  </text:list-item>
                  <text:list-item>
                    <text:p>Maneuverability → no constraints</text:p>
                  </text:list-item>
                </text:list>
              </text:list-item>
              <text:list-item>
                <text:p>Flight time:</text:p>
                <text:list>
                  <text:list-item>
                    <text:p>20 minutes</text:p>
                  </text:list-item>
                </text:list>
              </text:list-item>
              <text:list-item>
                <text:p>Features:</text:p>
                <text:list>
                  <text:list-item>
                    <text:p>Swappable batteries</text:p>
                  </text:list-item>
                  <text:list-item>
                    <text:p>Homing ability</text:p>
                  </text:list-item>
                  <text:list-item>
                    <text:p>Battery monitor</text:p>
                  </text:list-item>
                  <text:list-item>
                    <text:p>Low battery safe landing</text:p>
                  </text:list-item>
                  <text:list-item>
                    <text:p>GPS telemetry</text:p>
                  </text:list-item>
                </text:list>
              </text:list-item>
              <text:list-item>
                <text:p>First Person View (FPV) capable</text:p>
              </text:list-item>
              <text:list-item>
                <text:p>Capture frame from camera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5FE325D1D3A04F4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8:29:11.969364014</meta:creation-date>
    <meta:editing-duration>PT17M2S</meta:editing-duration>
    <meta:editing-cycles>10</meta:editing-cycles>
    <meta:generator>LibreOffice/6.4.7.2$Linux_X86_64 LibreOffice_project/40$Build-2</meta:generator>
    <dc:title>Bright Blue</dc:title>
    <dc:date>2021-12-12T18:46:18.261669926</dc:date>
    <meta:document-statistic meta:object-count="46"/>
  </office:meta>
</office:document-meta>
</file>